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1"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1" fo:font-size="20pt" fo:font-style="italic" style:font-size-asian="20pt" style:font-style-asian="italic" style:font-size-complex="20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color="#000000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000000" style:text-position="super 58%" style:font-name="Segoe UI1" fo:font-size="7pt" fo:font-weight="bold" style:font-name-asian="Segoe UI1" style:font-size-asian="7pt" style:font-weight-asian="bold" style:font-name-complex="Segoe UI1" style:font-size-complex="7pt" style:font-weight-complex="bold"/>
    </style:style>
    <style:style style:name="T10" style:family="text">
      <style:text-properties fo:color="#000000" style:font-name="Segoe UI Semibold1" fo:font-size="31pt" fo:font-style="italic" fo:font-weight="bold" style:font-name-asian="Segoe UI1" style:font-size-asian="31pt" style:font-style-asian="italic" style:font-weight-asian="bold" style:font-name-complex="Segoe UI1" style:font-size-complex="3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Epistle Reading</text:span></text:p>
            <text:p text:style-name="P1"><text:span text:style-name="T2">1 Peter 2:2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6.263cm" svg:x="1.778cm" svg:y="1.016cm">
          <draw:text-box>
            <text:p text:style-name="P1"><text:span text:style-name="T3">2</text:span><text:span text:style-name="T4">Like newborn infants, long for the pure spiritual milk, that by it you may grow up to salvation— </text:span><text:span text:style-name="T3">3</text:span><text:span text:style-name="T4">if indeed you have tasted that the Lord is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3" draw:text-style-name="P5" draw:layer="layout" svg:width="24.384cm" svg:height="6.263cm" svg:x="1.778cm" svg:y="1.016cm">
          <draw:text-box>
            <text:p text:style-name="P1"><text:span text:style-name="T3">4</text:span><text:span text:style-name="T4">As you come to him, a living stone rejected by men but in the sight of God chosen and precious,</text:span><text:span text:style-name="T5"> </text:span><text:span text:style-name="T6">5</text:span><text:span text:style-name="T5">you yourselves like living stones are being built up as a spiritual hous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4" draw:text-style-name="P5" draw:layer="layout" svg:width="24.384cm" svg:height="4.76cm" svg:x="1.778cm" svg:y="1.016cm">
          <draw:text-box>
            <text:p text:style-name="P1"><text:span text:style-name="T5">to be a holy priesthood, to offer spiritual sacrifices acceptable to God through Jesus Christ. </text:span><text:span text:style-name="T6">6</text:span><text:span text:style-name="T5">For it stands in Scriptu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6.263cm" svg:x="1.778cm" svg:y="1.016cm">
          <draw:text-box>
            <text:p text:style-name="P6"><text:span text:style-name="T7">“</text:span><text:span text:style-name="T7">Behold, I am laying in Zion a stone, a cornerstone chosen and precious,</text:span></text:p>
            <text:p text:style-name="P6"><text:span text:style-name="T7">and whoever believes in him </text:span></text:p>
            <text:p text:style-name="P6"><text:span text:style-name="T7">will not be put to sha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3" draw:text-style-name="P2" draw:layer="layout" svg:width="24.384cm" svg:height="6.263cm" svg:x="1.778cm" svg:y="1.016cm">
          <draw:text-box>
            <text:p text:style-name="P6"><text:span text:style-name="T8">7</text:span><text:span text:style-name="T7">So the honor is for you who believe,</text:span></text:p>
            <text:p text:style-name="P6"><text:span text:style-name="T7">but for those who do not believe,</text:span></text:p>
            <text:p text:style-name="P6"><text:span text:style-name="T7">“</text:span><text:span text:style-name="T7">The stone that the builders rejected</text:span></text:p>
            <text:p text:style-name="P6"><text:span text:style-name="T7">has become the cornerstone,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5" draw:text-style-name="P7" draw:layer="layout" svg:width="24.384cm" svg:height="7.766cm" svg:x="1.778cm" svg:y="1.016cm">
          <draw:text-box>
            <text:p text:style-name="P6"><text:span text:style-name="T8">8</text:span><text:span text:style-name="T7">and “A stone of stumbling,</text:span></text:p>
            <text:p text:style-name="P6"><text:span text:style-name="T7"><text:s text:c="10"/></text:span><text:span text:style-name="T7">and a rock of offense.”</text:span></text:p>
            <text:p text:style-name="P6"><text:span text:style-name="T7"/></text:p>
            <text:p text:style-name="P1"><text:span text:style-name="T7">They stumble because they disobey the word, as they were destined to d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>
        <office:forms form:automatic-focus="false" form:apply-design-mode="false"/>
        <draw:frame draw:style-name="gr5" draw:text-style-name="P2" draw:layer="layout" svg:width="24.384cm" svg:height="7.766cm" svg:x="1.778cm" svg:y="0.844cm">
          <draw:text-box>
            <text:p text:style-name="P6"><text:span text:style-name="T9"><text:s/></text:span><text:span text:style-name="T3">9</text:span><text:span text:style-name="T4">But you are a chosen race, a royal priesthood, a holy nation, a people for his own possession, that you may proclaim the excellencies of him who called you out of darkness into his marvelous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>
        <office:forms form:automatic-focus="false" form:apply-design-mode="false"/>
        <draw:frame draw:style-name="gr4" draw:text-style-name="P7" draw:layer="layout" svg:width="24.384cm" svg:height="4.76cm" svg:x="1.778cm" svg:y="1.016cm">
          <draw:text-box>
            <text:p text:style-name="P6"><text:span text:style-name="T3">10</text:span><text:span text:style-name="T4">Once you were not a people, but now you are God’s people; once you had </text:span><text:span text:style-name="T10">not received mercy,</text:span><text:span text:style-name="T4"> but now you have received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2:40:27.372000000</meta:creation-date>
    <dc:title>1030 Wt. Intro</dc:title>
    <meta:editing-duration>PT9M43S</meta:editing-duration>
    <meta:editing-cycles>5</meta:editing-cycles>
    <meta:generator>LibreOffice/5.3.2.2$Windows_X86_64 LibreOffice_project/6cd4f1ef626f15116896b1d8e1398b56da0d0ee1</meta:generator>
    <dc:date>2017-05-12T08:48:35.004000000</dc:date>
    <meta:document-statistic meta:object-count="59"/>
  </office:meta>
</office:document-meta>
</file>